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Arial1"/>
    </style:style>
    <style:style style:name="P4" style:family="paragraph" style:parent-style-name="Standard">
      <style:paragraph-properties fo:margin-top="0in" fo:margin-bottom="0in" loext:contextual-spacing="false" fo:text-align="center" style:justify-single-word="false"/>
      <style:text-properties style:font-name="Arial1"/>
    </style:style>
    <style:style style:name="P5" style:family="paragraph" style:parent-style-name="Standard">
      <style:paragraph-properties fo:margin-top="0in" fo:margin-bottom="0in" loext:contextual-spacing="false"/>
      <style:text-properties style:font-name="Arial1"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in" fo:margin-bottom="0in" loext:contextual-spacing="false" fo:text-align="center" style:justify-single-word="false"/>
      <style:text-properties style:font-name="Arial1"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in" loext:contextual-spacing="false" fo:text-align="center" style:justify-single-word="false"/>
      <style:text-properties style:font-name="Arial1" fo:font-size="14pt" fo:font-weight="bold" officeooo:rsid="002698c8" officeooo:paragraph-rsid="002698c8"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in" loext:contextual-spacing="false" fo:text-align="center" style:justify-single-word="false"/>
      <style:text-properties style:font-name="Arial1" fo:font-size="14pt" fo:font-weight="bold" officeooo:rsid="0029c8dc" officeooo:paragraph-rsid="0029c8dc" style:font-size-asian="12.25pt" style:font-weight-asian="bold" style:font-size-complex="14pt" style:font-weight-complex="bold"/>
    </style:style>
    <style:style style:name="P9" style:family="paragraph" style:parent-style-name="Standard">
      <style:paragraph-properties fo:margin-top="0in" fo:margin-bottom="0in" loext:contextual-spacing="false"/>
      <style:text-properties style:font-name="Arial1" fo:font-weight="bold" style:font-weight-asian="bold"/>
    </style:style>
    <style:style style:name="P10" style:family="paragraph" style:parent-style-name="Standard">
      <style:paragraph-properties fo:margin-top="0in" fo:margin-bottom="0in" loext:contextual-spacing="false"/>
      <style:text-properties style:font-name="Arial1" fo:font-weight="bold" officeooo:rsid="001d8dc9" officeooo:paragraph-rsid="001d8dc9" style:font-weight-asian="bold" style:font-weight-complex="bold"/>
    </style:style>
    <style:style style:name="P11" style:family="paragraph" style:parent-style-name="Standard">
      <style:paragraph-properties fo:margin-top="0in" fo:margin-bottom="0in" loext:contextual-spacing="false"/>
      <style:text-properties style:font-name="Arial1" fo:font-weight="bold" officeooo:rsid="001e930b" officeooo:paragraph-rsid="001e930b" style:font-weight-asian="bold" style:font-weight-complex="bold"/>
    </style:style>
    <style:style style:name="P12" style:family="paragraph" style:parent-style-name="Standard">
      <style:paragraph-properties fo:margin-top="0in" fo:margin-bottom="0in" loext:contextual-spacing="false" fo:text-align="center" style:justify-single-word="false"/>
      <style:text-properties style:font-name="Arial1" fo:font-weight="bold" style:font-weight-asian="bold" style:font-weight-complex="bold"/>
    </style:style>
    <style:style style:name="P13" style:family="paragraph" style:parent-style-name="Standard">
      <style:paragraph-properties fo:margin-top="0in" fo:margin-bottom="0in" loext:contextual-spacing="false"/>
      <style:text-properties style:font-name="Arial1" fo:font-size="10pt" style:font-size-asian="10pt" style:font-size-complex="10pt"/>
    </style:style>
    <style:style style:name="P14" style:family="paragraph" style:parent-style-name="Standard">
      <style:paragraph-properties fo:margin-top="0in" fo:margin-bottom="0in" loext:contextual-spacing="false"/>
      <style:text-properties style:font-name="Arial1" fo:font-size="10pt" fo:font-style="normal" style:font-size-asian="10pt" style:font-style-asian="normal" style:font-size-complex="10pt" style:font-style-complex="normal"/>
    </style:style>
    <style:style style:name="P15" style:family="paragraph" style:parent-style-name="Standard">
      <style:paragraph-properties fo:margin-top="0in" fo:margin-bottom="0in" loext:contextual-spacing="false"/>
      <style:text-properties style:font-name="Arial1" fo:font-weight="normal" officeooo:rsid="00207881" officeooo:paragraph-rsid="00207881" style:font-weight-asian="normal" style:font-weight-complex="normal"/>
    </style:style>
    <style:style style:name="P16" style:family="paragraph" style:parent-style-name="Standard">
      <style:paragraph-properties fo:margin-top="0in" fo:margin-bottom="0in" loext:contextual-spacing="false"/>
      <style:text-properties style:font-name="Arial1" fo:font-weight="normal" officeooo:rsid="0021bd62" officeooo:paragraph-rsid="0021bd62" style:font-weight-asian="normal" style:font-weight-complex="normal"/>
    </style:style>
    <style:style style:name="P17" style:family="paragraph" style:parent-style-name="Standard">
      <style:paragraph-properties fo:margin-top="0in" fo:margin-bottom="0in" loext:contextual-spacing="false"/>
      <style:text-properties style:font-name="Arial1" fo:font-style="normal" style:font-style-asian="normal" style:font-style-complex="normal"/>
    </style:style>
    <style:style style:name="P18" style:family="paragraph" style:parent-style-name="Standard">
      <style:paragraph-properties fo:margin-top="0in" fo:margin-bottom="0in" loext:contextual-spacing="false" fo:text-align="start" style:justify-single-word="false"/>
      <style:text-properties style:font-name="Arial1" fo:font-size="11pt" fo:font-weight="bold" officeooo:rsid="0029c8dc" officeooo:paragraph-rsid="0029c8dc" style:font-size-asian="9.60000038146973pt" style:font-weight-asian="bold" style:font-size-complex="11pt" style:font-weight-complex="bold"/>
    </style:style>
    <style:style style:name="P19" style:family="paragraph" style:parent-style-name="Standard">
      <style:paragraph-properties fo:margin-top="0in" fo:margin-bottom="0in" loext:contextual-spacing="false" fo:text-align="start" style:justify-single-word="false"/>
      <style:text-properties style:font-name="Arial1" fo:font-size="11pt" fo:font-weight="normal" officeooo:rsid="0029c8dc" officeooo:paragraph-rsid="0029c8dc" style:font-size-asian="9.60000038146973pt" style:font-weight-asian="normal" style:font-size-complex="11pt" style:font-weight-complex="normal"/>
    </style:style>
    <style:style style:name="P20"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21" style:family="paragraph" style:parent-style-name="Standard" style:master-page-name="Standard">
      <style:paragraph-properties fo:margin-top="0in" fo:margin-bottom="0in" loext:contextual-spacing="false" style:page-number="1"/>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fo:font-weight="bold" officeooo:rsid="001d8dc9" style:font-name-asian="Times New Roman1" style:font-size-asian="16pt" style:font-weight-asian="bold" style:font-name-complex="Times New Roman1" style:font-size-complex="16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d8dc9" style:font-size-asian="12.25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style>
    <style:style style:name="T7" style:family="text">
      <style:text-properties officeooo:rsid="001d8dc9"/>
    </style:style>
    <style:style style:name="T8" style:family="text">
      <style:text-properties officeooo:rsid="001e930b"/>
    </style:style>
    <style:style style:name="T9" style:family="text">
      <style:text-properties officeooo:rsid="0021bd62"/>
    </style:style>
    <style:style style:name="T10" style:family="text">
      <style:text-properties officeooo:rsid="0022a863"/>
    </style:style>
    <style:style style:name="T11" style:family="text">
      <style:text-properties officeooo:rsid="00248f6a"/>
    </style:style>
    <style:style style:name="T12" style:family="text">
      <style:text-properties officeooo:rsid="0024eb8f"/>
    </style:style>
    <style:style style:name="T13" style:family="text">
      <style:text-properties officeooo:rsid="002698c8"/>
    </style:style>
    <style:style style:name="Sect1" style:family="section">
      <style:section-properties text:dont-balance-text-columns="true" style:editable="false">
        <style:columns fo:column-count="2" fo:column-gap="0in">
          <style:column-sep style:width="0.0035in" style:color="#cccccc" style:height="100%" style:style="solid"/>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span text:style-name="T1">Finding </text:span><text:span text:style-name="T2">A</text:span><text:span text:style-name="T1">ssociation </text:span><text:span text:style-name="T2">Rules</text:span><text:span text:style-name="T1"> </text:span><text:span text:style-name="T2">Among Transactions At a Bakery</text:span></text:p>
      <text:p text:style-name="P1"><text:s/></text:p>
      <text:p text:style-name="P2"><text:span text:style-name="T3">Brandon Taylor </text:span><text:span text:style-name="T5">and</text:span><text:span text:style-name="T3"> Renato Stoco</text:span></text:p>
      <text:p text:style-name="P20">477: Data Mining</text:p>
      <text:p text:style-name="P20">Western Washington University</text:p>
      <text:p text:style-name="P2"><text:s/></text:p>
      <text:p text:style-name="P1"><text:s/></text:p>
      <text:section text:style-name="Sect1" text:name="Section1">
        <text:p text:style-name="P6">Abstract</text:p>
        <text:p text:style-name="P3"><text:s/>This paper reports <text:span text:style-name="T7">on our</text:span> research about bakery shop items. The bakery has 40 baked goods, 10 beverages, and over 70,000 receipts available to use. We will be using our data mining knowledge to try to infer interesting rules or classifications that would lead us <text:span text:style-name="T8">to</text:span> suggesting clever ways that the bakery could <text:span text:style-name="T8">improve</text:span> its <text:span text:style-name="T8">marketing</text:span> strategy to better sell their products or to have a better understanding of their customers <text:span text:style-name="T8">and transaction patterns</text:span>.</text:p>
        <text:p text:style-name="P3"><text:s/></text:p>
        <text:p text:style-name="P6">Introduction</text:p>
        <text:p text:style-name="P3">The extended bakery shop <text:span text:style-name="T8">dataset</text:span> was chosen <text:span text:style-name="T8">for our research because it contained sales </text:span>receipts of three different sizes: 5000, 20000 and <text:span text:style-name="T8">most importantly, </text:span>75000. In addition, the bakery has 40 baked goods and 10 beverages, <text:span text:style-name="T8">which seemed like a good variety of products without being so large as to cause the data to be too sparse</text:span>. Our goal has been to <text:span text:style-name="T8">implement and use</text:span> the Apriori algorithm to mine association rules about what goods and beverages are most often purchased in the same transaction. <text:span text:style-name="T8">We first experimented with the raw data and then applied different binning techniques to improve our results. We then went on to explore Weka, a data mining tool, which allowed us to confirm our results conducted with our self implemented code as well as experiment with the data in ways we wouldn't have had time to do otherwise. This further research included exploring several clustering techniques where we attempted to form meaningful groups of customers based on the type of products they purchased.</text:span></text:p>
        <text:p text:style-name="P3"><text:s/></text:p>
        <text:p text:style-name="P4"><text:span text:style-name="T4">Background</text:span> </text:p>
        <text:p text:style-name="P3"/>
        <text:p text:style-name="P10">Apriori</text:p>
        <text:p text:style-name="P16">We implemented our own version of apriori in python after reading the chapter and following the instructions in the book, Machine Learning in Action by Perter Harrington.</text:p>
        <text:p text:style-name="P10"/>
        <text:p text:style-name="P11">Weka <text:span text:style-name="T9">3</text:span></text:p>
        <text:p text:style-name="P15">A collection of <text:span text:style-name="T9">machine learning</text:span> algorithms <text:span text:style-name="T9">for various types of data mining</text:span>. Complete with a GUI interface and visualization, this tool helped us interpret and confirm our results. The most difficult part about dealing with Weka was just that it had a very specific data format (.arff) that we had to import the data in which lead to some difficulties. </text:p>
        <text:p text:style-name="P5"/>
        <text:p text:style-name="P6">Bakery Data Analysis</text:p>
        <text:p text:style-name="P3">In order to get good results from the apriori algorithm, after several trials, we decided to set the Support and Confidence level<text:span text:style-name="T9">s</text:span> to 5% and 60% respectively.</text:p>
        <text:p text:style-name="P3"/>
        <text:p text:style-name="P12">Support: 0.05 Confidence: 0.6</text:p>
        <text:p text:style-name="P3"/>
        <text:p text:style-name="P17">For the first <text:s/><text:span text:style-name="T9">round of association </text:span>rule exploration, we applied <text:span text:style-name="T9">apriori to </text:span>the dataset <text:span text:style-name="T9">without any binning. Unfortunately, with so many products in the dataset, the transactions were too sparse and didn't result in any rules generated.</text:span></text:p>
        <text:p text:style-name="P3"><text:soft-page-break/></text:p>
        <text:p text:style-name="P3"><text:span text:style-name="T6">No binning:</text:span> no rules generated</text:p>
        <text:p text:style-name="P3"/>
        <text:p text:style-name="P17">Then we realized that it would be better to group up all the subcategories of baked goods and beverages into their “<text:span text:style-name="T9">type”</text:span> category. <text:span text:style-name="T9">This translated our data from having 50 products to just 18</text:span>.</text:p>
        <text:p text:style-name="P3"/>
        <text:p text:style-name="P9">Bin by general category:</text:p>
        <text:p text:style-name="P13">5000 receipts</text:p>
        <text:p text:style-name="P13">['frap'] --&gt; ['tart'] <text:s/>conf: <text:s/>0.7220</text:p>
        <text:p text:style-name="P13">['bottled water'] --&gt; ['tart'] <text:s/>conf: <text:s/>0.7227</text:p>
        <text:p text:style-name="P13">['croissant'] --&gt; ['tart'] <text:s/>conf: <text:s/>0.6059</text:p>
        <text:p text:style-name="P13">['danish'] --&gt; ['tart'] <text:s/>conf: <text:s/>0.7151</text:p>
        <text:p text:style-name="P3"><text:s/></text:p>
        <text:p text:style-name="P13">20000 receipts</text:p>
        <text:p text:style-name="P13">['frap'] --&gt; ['tart'] <text:s/>conf: <text:s/>0.7348</text:p>
        <text:p text:style-name="P13">['bottled water'] --&gt; ['tart'] <text:s/>conf: <text:s/>0.7297</text:p>
        <text:p text:style-name="P13">['danish'] --&gt; ['tart'] <text:s/>conf: <text:s/>0.7041</text:p>
        <text:p text:style-name="P13">['espresso'] --&gt; ['tart'] <text:s/>conf: <text:s/>0.710</text:p>
        <text:p text:style-name="P3"><text:s/></text:p>
        <text:p text:style-name="P13">75000 receipts</text:p>
        <text:p text:style-name="P13">['frap'] --&gt; ['tart'] <text:s/>conf: <text:s/>0.7247</text:p>
        <text:p text:style-name="P13">['bottled water'] --&gt; ['tart'] <text:s/>conf: <text:s/>0.7347</text:p>
        <text:p text:style-name="P13">['danish'] --&gt; ['tart'] <text:s/>conf: <text:s/>0.7048</text:p>
        <text:p text:style-name="P3"/>
        <text:p text:style-name="P17"><text:span text:style-name="T9">After binning the data, we were able to generate some meaningful rules</text:span>. <text:span text:style-name="T9">By taking a look at the results, we can infer that</text:span> the customers are <text:span text:style-name="T9">much</text:span> more likely to buy tarts if they buy <text:span text:style-name="T9">a </text:span>danish, bottled water, or frap<text:span text:style-name="T9">puccino</text:span>. After these results, <text:span text:style-name="T9">we considered how the</text:span> rules <text:span text:style-name="T9">might change</text:span> if we <text:span text:style-name="T9">altered some of our binning techniques</text:span>. So, <text:span text:style-name="T9">in addition to the general binning we had already implemented, we categorized all ten of the drinks into two categories, hot and cold</text:span>. <text:s/></text:p>
        <text:p text:style-name="P3"><text:s/></text:p>
        <text:p text:style-name="P9">Bin by beverages (hot/cold) + general binning:</text:p>
        <text:p text:style-name="P13">5000 receipts</text:p>
        <text:p text:style-name="P13">['danish'] --&gt; ['tart'] <text:s/>conf: <text:s/>0.7151</text:p>
        <text:p text:style-name="P13">['croissant'] --&gt; ['tart'] <text:s/>conf: <text:s/>0.6059</text:p>
        <text:p text:style-name="P3"><text:s/></text:p>
        <text:p text:style-name="P13">20000 receipts</text:p>
        <text:p text:style-name="P13">['danish'] --&gt; ['tart'] <text:s/>conf: <text:s/>0.7041</text:p>
        <text:p text:style-name="P3"><text:s/></text:p>
        <text:p text:style-name="P13">75000 receipts</text:p>
        <text:p text:style-name="P13">['danish'] --&gt; ['tart'] <text:s/>conf: <text:s/>0.7048</text:p>
        <text:p text:style-name="P3"/>
        <text:p text:style-name="P14"><text:span text:style-name="T9">Unfortunately</text:span>, <text:span text:style-name="T9">and contrary to our intuition, this resulted in fewer rules than were generated without drink binning</text:span>. <text:span text:style-name="T10">Next</text:span>, <text:span text:style-name="T10">by taking a close look at the results generated by both binning techniques,</text:span> tarts really <text:span text:style-name="T10">dominate the</text:span> results. So, we thought that changing all the tarts in the main category “Tart” back to their sub tart categories <text:span text:style-name="T10">might lead to</text:span> see<text:span text:style-name="T10">ing</text:span> something different.. <text:span text:style-name="T10">Specifically, it could be the case that one type of tart is dominating the transaction sales but with binning applied, is resulting in all tarts appearing “popular.</text:span> </text:p>
        <text:p text:style-name="P3"><text:s/></text:p>
        <text:p text:style-name="P9">Bin by beverages (hot/cold) + general binning - tart binning:</text:p>
        <text:p text:style-name="P13">5000 receipts</text:p>
        <text:p text:style-name="P13">['Cherry tart'] --&gt; ['cake'] <text:s/>conf: <text:s/>0.6760</text:p>
        <text:p text:style-name="P13">['Cherry tart'] --&gt; ['danish'] <text:s/>conf: <text:s/>0.6152</text:p>
        <text:p text:style-name="P13">['Blueberry tart'] --&gt; ['croissant'] <text:s/>conf: <text:s/>0.6619</text:p>
        <text:p text:style-name="P3"><text:s/></text:p>
        <text:p text:style-name="P13">20000 receipts</text:p>
        <text:p text:style-name="P13">['Lemon tart'] --&gt; ['cake'] <text:s/>conf: <text:s/>0.6813</text:p>
        <text:p text:style-name="P13">['Cherry tart'] --&gt; ['cake'] <text:s/>conf: <text:s/>0.6526</text:p>
        <text:p text:style-name="P13">['Berry tart'] --&gt; ['cold beverage'] <text:s/>conf: <text:s/>0.6032</text:p>
        <text:p text:style-name="P13">['Cherry tart'] --&gt; ['danish'] <text:s/>conf: <text:s/>0.6257</text:p>
        <text:p text:style-name="P13">['Blueberry tart'] --&gt; ['croissant'] <text:s/>conf: <text:s/>0.6084</text:p>
        <text:p text:style-name="P3"><text:s/></text:p>
        <text:p text:style-name="P13">75000 receipts</text:p>
        <text:p text:style-name="P13">['Lemon tart'] --&gt; ['cake'] <text:s/>conf: <text:s/>0.6824</text:p>
        <text:p text:style-name="P13">['Cherry tart'] --&gt; ['cake'] <text:s/>conf: <text:s/>0.6539</text:p>
        <text:p text:style-name="P13">['Berry tart'] --&gt; ['cold beverage'] <text:s/>conf: <text:s/>0.6020</text:p>
        <text:p text:style-name="P13">['Cherry tart'] --&gt; ['danish'] <text:s/>conf: <text:s/>0.6201</text:p>
        <text:p text:style-name="P13">['Blueberry tart'] --&gt; ['croissant'] <text:s/>conf: <text:s/>0.6333</text:p>
        <text:p text:style-name="P3"/>
        <text:p text:style-name="P17">Now, <text:span text:style-name="T10">we are back to getting interesting results, and oddly enough,</text:span> tarts are no longer <text:span text:style-name="T10">the consequent,</text:span> but instead the initial product. In addition, if we compare, 20000 receipt <text:span text:style-name="T10">data</text:span> and <text:span text:style-name="T10">the </text:span>75000 receipt <text:span text:style-name="T10">data, they match up</text:span>. Furthermore, with the rules <text:span text:style-name="T11">no longer being</text:span> skewed by <text:span text:style-name="T12">the</text:span> tart <text:span text:style-name="T12">category</text:span> we can do some predictions of what the customers are going to buy together. <text:span text:style-name="T12">This could lead to useful business </text:span><text:soft-page-break/><text:span text:style-name="T12">analytics that could hint at what sort of products to advertise together or put on sale</text:span>. For example, Knowing that people who buy Cherry tarts are <text:span text:style-name="T12">often </text:span>going to buy <text:span text:style-name="T12">a </text:span>cold beverages <text:span text:style-name="T12">as well, the</text:span> bakery can increase the price of the cold beverage and decrease at the same time the price of the berry tart, and vice versa.</text:p>
        <text:p text:style-name="P3"/>
        <text:p text:style-name="P7">Clustering</text:p>
        <text:p text:style-name="P3"><text:span text:style-name="T12">Currently</text:span>, we <text:span text:style-name="T12">are</text:span> trying to use <text:span text:style-name="T12">different</text:span> <text:s/>clustering algorithms <text:span text:style-name="T12">included in the Weka package</text:span> to see if we can find any patterns <text:span text:style-name="T12">i</text:span>n this dataset that will help us to categorize <text:span text:style-name="T12">customers</text:span> in a meaningful way. We are looking for any particular types of transaction that can be placed together in a classification. <text:span text:style-name="T13">For example, it could be possible to cluster customers into different categories such as “berry tart and cold beverage” as oppose to “danish and hot beverage” groups. Basically, this would allow us to define customer “types” and may lead to the ability to target these groups of people with specific business tactics.</text:span></text:p>
        <text:p text:style-name="P3"/>
        <text:p text:style-name="P8">Future Work</text:p>
        <text:p text:style-name="P19">Moving forward we would like to continue looking at clustering techniques. We have yet to produce any meaningful results and have been dealing a lot with memory shortages on the lab machines. It would also be interesting to request time and season data from the Extended Bakery which would provide more information on transaction patterns.</text:p>
        <text:p text:style-name="P18"/>
        <text:p text:style-name="P6">Conclusion</text:p>
        <text:p text:style-name="P3">In this research we used some of the <text:span text:style-name="T13">well known</text:span> data mining concepts and algorithms to <text:span text:style-name="T13">better</text:span> <text:span text:style-name="T13">understand</text:span> and predict information regarding this bakery dataset. After some pre-process<text:span text:style-name="T13">ing and binning</text:span> to better classify the types of items contained on the dataset <text:span text:style-name="T13">w</text:span>e <text:span text:style-name="T13">found rules</text:span> <text:span text:style-name="T13">suggesting</text:span> that the customers are much more likely to buy tarts. However, <text:span text:style-name="T13">altering our binning techniques a bit</text:span> we <text:span text:style-name="T13">were able to collect more meaningful rules,</text:span> conclud<text:span text:style-name="T13">ing</text:span> that cold beverages will most <text:span text:style-name="T13">likely</text:span> be bought together with <text:span text:style-name="T13">b</text:span>erry <text:span text:style-name="T13">t</text:span>arts, and that <text:span text:style-name="T13">l</text:span>emon <text:span text:style-name="T13">and c</text:span>herry tarts will be bought together with cakes.</text:p>
        <text:p text:style-name="P3"><text:s/><text:span text:style-name="T13">All of this data can be turned into useful</text:span> information <text:span text:style-name="T13">that could</text:span> help the bakery shop <text:span text:style-name="T13">see </text:span>more prof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20:36:35.917344223</dc:date>
    <meta:editing-duration>PT37M56S</meta:editing-duration>
    <meta:editing-cycles>6</meta:editing-cycles>
    <meta:generator>LibreOffice/5.0.5.2$Linux_X86_64 LibreOffice_project/00m0$Build-2</meta:generator>
    <meta:document-statistic meta:table-count="0" meta:image-count="0" meta:object-count="0" meta:page-count="3" meta:paragraph-count="82" meta:word-count="1268" meta:character-count="7724" meta:non-whitespace-character-count="6474"/>
  </office:meta>
</office:document-meta>
</file>